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Heading_20_2" style:master-page-name="Standard">
      <style:paragraph-properties style:page-number="auto"/>
      <style:text-properties fo:font-weight="bold" officeooo:paragraph-rsid="001d8c99" style:font-weight-asian="bold" style:font-weight-complex="bold"/>
    </style:style>
    <style:style style:name="P11" style:family="paragraph" style:parent-style-name="Text_20_body">
      <style:text-properties officeooo:paragraph-rsid="00735d4a"/>
    </style:style>
    <style:style style:name="P12" style:family="paragraph" style:parent-style-name="Text_20_body">
      <style:text-properties officeooo:paragraph-rsid="00789220"/>
    </style:style>
    <style:style style:name="P13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14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15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709c44"/>
    </style:style>
    <style:style style:name="P16" style:family="paragraph" style:parent-style-name="Text_20_body">
      <style:paragraph-properties fo:margin-left="6.5cm" fo:margin-right="0cm" fo:text-align="justify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7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8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19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20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2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a9491"/>
    </style:style>
    <style:style style:name="P22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edbba"/>
    </style:style>
    <style:style style:name="P23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24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55526b"/>
    </style:style>
    <style:style style:name="P25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7216ff"/>
    </style:style>
    <style:style style:name="P26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7a0396"/>
    </style:style>
    <style:style style:name="P27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7b75ef"/>
    </style:style>
    <style:style style:name="P28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6eca92" officeooo:paragraph-rsid="00748de8"/>
    </style:style>
    <style:style style:name="P29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6eca92" officeooo:paragraph-rsid="0075add7"/>
    </style:style>
    <style:style style:name="P30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6eca92" officeooo:paragraph-rsid="00775dc0"/>
    </style:style>
    <style:style style:name="P3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6eca92" officeooo:paragraph-rsid="007b75ef"/>
    </style:style>
    <style:style style:name="P32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748de8" officeooo:paragraph-rsid="00748de8"/>
    </style:style>
    <style:style style:name="P33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775dc0" officeooo:paragraph-rsid="00775dc0"/>
    </style:style>
    <style:style style:name="P34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officeooo:paragraph-rsid="0076f1e9"/>
    </style:style>
    <style:style style:name="P35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officeooo:rsid="006eca92" officeooo:paragraph-rsid="00789220"/>
    </style:style>
    <style:style style:name="P36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7bef7c" style:font-style-asian="normal" style:font-weight-asian="normal" style:font-style-complex="normal" style:font-weight-complex="normal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officeooo:rsid="001d8c99" style:font-size-asian="14pt" style:font-name-complex="Trebuchet MS" style:font-size-complex="15pt"/>
    </style:style>
    <style:style style:name="T6" style:family="text">
      <style:text-properties style:font-name="Calibri" fo:font-size="14pt" fo:language="en" fo:country="GB" officeooo:rsid="003cf100" style:font-size-asian="14pt" style:font-name-complex="Trebuchet MS" style:font-size-complex="15pt"/>
    </style:style>
    <style:style style:name="T7" style:family="text">
      <style:text-properties style:font-name="Calibri" fo:font-size="14pt" fo:language="en" fo:country="GB" officeooo:rsid="0055526b" style:font-size-asian="14pt" style:font-name-complex="Trebuchet MS" style:font-size-complex="15pt"/>
    </style:style>
    <style:style style:name="T8" style:family="text">
      <style:text-properties style:font-name="Calibri" fo:font-size="14pt" fo:language="en" fo:country="GB" officeooo:rsid="001e28eb" style:font-size-asian="14pt" style:font-name-complex="Trebuchet MS" style:font-size-complex="15pt"/>
    </style:style>
    <style:style style:name="T9" style:family="text">
      <style:text-properties style:font-name="Calibri" fo:font-size="14pt" fo:language="en" fo:country="GB" officeooo:rsid="0069368e" style:font-size-asian="14pt" style:font-name-complex="Trebuchet MS" style:font-size-complex="15pt"/>
    </style:style>
    <style:style style:name="T10" style:family="text">
      <style:text-properties style:font-name="Calibri" fo:font-size="14pt" fo:language="en" fo:country="GB" fo:font-weight="normal" officeooo:rsid="003a77c6" style:font-size-asian="14pt" style:font-weight-asian="normal" style:font-name-complex="Trebuchet MS" style:font-size-complex="15pt" style:font-weight-complex="normal"/>
    </style:style>
    <style:style style:name="T11" style:family="text">
      <style:text-properties style:font-name="Calibri" fo:font-size="14pt" fo:language="en" fo:country="GB" fo:font-weight="normal" officeooo:rsid="007349bd" style:font-size-asian="14pt" style:font-weight-asian="normal" style:font-name-complex="Trebuchet MS" style:font-size-complex="15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77c6" style:font-weight-asian="bold" style:font-weight-complex="bold"/>
    </style:style>
    <style:style style:name="T14" style:family="text">
      <style:text-properties fo:font-weight="bold" officeooo:rsid="00479585" style:font-weight-asian="bold" style:font-weight-complex="bold"/>
    </style:style>
    <style:style style:name="T15" style:family="text">
      <style:text-properties fo:font-weight="bold" officeooo:rsid="004a9491" style:font-weight-asian="bold" style:font-weight-complex="bold"/>
    </style:style>
    <style:style style:name="T16" style:family="text">
      <style:text-properties fo:font-weight="bold" officeooo:rsid="0055526b" style:font-weight-asian="bold" style:font-weight-complex="bold"/>
    </style:style>
    <style:style style:name="T17" style:family="text">
      <style:text-properties fo:language="en" fo:country="GB"/>
    </style:style>
    <style:style style:name="T18" style:family="text">
      <style:text-properties fo:language="en" fo:country="GB" fo:font-weight="bold" officeooo:rsid="00381df1" style:font-weight-asian="bold" style:font-weight-complex="bold"/>
    </style:style>
    <style:style style:name="T19" style:family="text">
      <style:text-properties fo:language="en" fo:country="GB" fo:font-weight="bold" officeooo:rsid="003a77c6" style:font-weight-asian="bold" style:font-weight-complex="bold"/>
    </style:style>
    <style:style style:name="T20" style:family="text">
      <style:text-properties fo:language="en" fo:country="GB" fo:font-weight="bold" officeooo:rsid="0055526b" style:font-weight-asian="bold" style:font-weight-complex="bold"/>
    </style:style>
    <style:style style:name="T21" style:family="text">
      <style:text-properties fo:language="en" fo:country="GB" officeooo:rsid="003a77c6"/>
    </style:style>
    <style:style style:name="T22" style:family="text">
      <style:text-properties fo:language="en" fo:country="GB" fo:font-weight="normal" style:font-weight-asian="normal" style:font-weight-complex="normal"/>
    </style:style>
    <style:style style:name="T23" style:family="text">
      <style:text-properties fo:language="en" fo:country="GB" fo:font-weight="normal" officeooo:rsid="00479585" style:font-weight-asian="normal" style:font-weight-complex="normal"/>
    </style:style>
    <style:style style:name="T24" style:family="text">
      <style:text-properties fo:language="en" fo:country="GB" fo:font-weight="normal" officeooo:rsid="003a77c6" style:font-weight-asian="normal" style:font-weight-complex="normal"/>
    </style:style>
    <style:style style:name="T25" style:family="text">
      <style:text-properties fo:language="en" fo:country="GB" fo:font-weight="normal" officeooo:rsid="0055526b" style:font-weight-asian="normal" style:font-weight-complex="normal"/>
    </style:style>
    <style:style style:name="T26" style:family="text">
      <style:text-properties fo:language="en" fo:country="GB" fo:font-weight="normal" officeooo:rsid="0072bc23" style:font-weight-asian="normal" style:font-weight-complex="normal"/>
    </style:style>
    <style:style style:name="T27" style:family="text">
      <style:text-properties fo:language="en" fo:country="GB" fo:font-weight="normal" officeooo:rsid="007349bd" style:font-weight-asian="normal" style:font-weight-complex="normal"/>
    </style:style>
    <style:style style:name="T28" style:family="text">
      <style:text-properties fo:language="en" fo:country="GB" fo:font-weight="normal" officeooo:rsid="0076f1e9" style:font-weight-asian="normal" style:font-weight-complex="normal"/>
    </style:style>
    <style:style style:name="T29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30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31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32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33" style:family="text">
      <style:text-properties fo:language="en" fo:country="GB" fo:font-style="normal" fo:font-weight="bold" officeooo:rsid="00789220" style:font-style-asian="normal" style:font-weight-asian="bold" style:font-style-complex="normal" style:font-weight-complex="bold"/>
    </style:style>
    <style:style style:name="T34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36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37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38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39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40" style:family="text">
      <style:text-properties fo:language="en" fo:country="GB" officeooo:rsid="004a9491"/>
    </style:style>
    <style:style style:name="T41" style:family="text">
      <style:text-properties fo:language="en" fo:country="GB" officeooo:rsid="006d31ad"/>
    </style:style>
    <style:style style:name="T42" style:family="text">
      <style:text-properties fo:language="en" fo:country="GB" officeooo:rsid="007349bd"/>
    </style:style>
    <style:style style:name="T43" style:family="text">
      <style:text-properties officeooo:rsid="003a5be7"/>
    </style:style>
    <style:style style:name="T44" style:family="text">
      <style:text-properties officeooo:rsid="003a77c6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3a5be7" style:font-weight-asian="normal" style:font-weight-complex="normal"/>
    </style:style>
    <style:style style:name="T47" style:family="text">
      <style:text-properties fo:font-weight="normal" officeooo:rsid="003a77c6" style:font-weight-asian="normal" style:font-weight-complex="normal"/>
    </style:style>
    <style:style style:name="T48" style:family="text">
      <style:text-properties fo:font-weight="normal" officeooo:rsid="0055526b" style:font-weight-asian="normal" style:font-weight-complex="normal"/>
    </style:style>
    <style:style style:name="T49" style:family="text">
      <style:text-properties fo:font-weight="normal" officeooo:rsid="0063789e" style:font-weight-asian="normal" style:font-weight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492010" style:font-style-asian="normal" style:font-style-complex="normal"/>
    </style:style>
    <style:style style:name="T52" style:family="text">
      <style:text-properties fo:font-style="normal" fo:font-weight="bold" officeooo:rsid="00492010" style:font-style-asian="normal" style:font-weight-asian="bold" style:font-style-complex="normal" style:font-weight-complex="bold"/>
    </style:style>
    <style:style style:name="T53" style:family="text">
      <style:text-properties officeooo:rsid="004a9491"/>
    </style:style>
    <style:style style:name="T54" style:family="text">
      <style:text-properties officeooo:rsid="0078922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text:span text:style-name="T5">{</text:span><text:span text:style-name="T8">d.</text:span><text:span text:style-name="T5">title}</text:span></text:h>
      <text:p text:style-name="Text_20_body">{d.notes}</text:p>
      <text:p text:style-name="P17"><text:span text:style-name="T19">ID</text:span><text:span text:style-name="T13"><text:tab/></text:span><text:span text:style-name="T44">{d.</text:span><text:span text:style-name="T21">name</text:span><text:span text:style-name="T44">:ifEmpty(</text:span><text:span text:style-name="T43">n/a</text:span><text:span text:style-name="T44">)}</text:span></text:p>
      <text:p text:style-name="P17"><text:span text:style-name="T13">Version</text:span><text:span text:style-name="T44"><text:tab/>{d.</text:span><text:span text:style-name="T21">version</text:span><text:span text:style-name="T44">:ifEmpty(</text:span><text:span text:style-name="T21">1.0</text:span><text:span text:style-name="T44">)}</text:span></text:p>
      <text:p text:style-name="P17"><text:span text:style-name="T13">Organisation<text:tab/></text:span><text:span text:style-name="T44">{d.</text:span><text:span text:style-name="T21">organization.title</text:span><text:span text:style-name="T44">:ifEmpty(</text:span><text:span text:style-name="T43">n/a</text:span><text:span text:style-name="T44">)}</text:span></text:p>
      <text:p text:style-name="P21"><text:span text:style-name="T15">Category</text:span><text:span text:style-name="T53"><text:tab/></text:span><text:span text:style-name="T44">{d.</text:span><text:span text:style-name="T40">groups[i]</text:span><text:span text:style-name="T21">.title</text:span><text:span text:style-name="T44">:ifEmpty(</text:span><text:span text:style-name="T43">n/a</text:span><text:span text:style-name="T44">)}</text:span></text:p>
      <text:p text:style-name="P18"><text:span text:style-name="T12">Author<text:tab/></text:span>{d.author:ifEmpty(<text:span text:style-name="T43">n/a</text:span>)}</text:p>
      <text:p text:style-name="P17"><text:span text:style-name="T18">Author E-Mail</text:span><text:span text:style-name="T12"><text:tab/></text:span>{d.author_email:ifEmpty(<text:span text:style-name="T43">n/a</text:span>)}</text:p>
      <text:p text:style-name="P17"><text:span text:style-name="T13">M</text:span><text:span text:style-name="T12">aintainer<text:tab/></text:span>{d.maintainer:ifEmpty(<text:span text:style-name="T43">n/a</text:span>)}</text:p>
      <text:p text:style-name="P17"><text:span text:style-name="T19">M</text:span><text:span text:style-name="T18">aintainer E-Mail</text:span><text:span text:style-name="T12"><text:tab/></text:span>{d.maintainer _email:ifEmpty(<text:span text:style-name="T43">n/a</text:span>)}</text:p>
      <text:p text:style-name="P13"><text:span text:style-name="T12">License</text:span><text:tab/>{d.license_title:ifEmpty(<text:span text:style-name="T43">n/a</text:span>)}</text:p>
      <text:p text:style-name="P13"><text:span text:style-name="T12">Meta-Data created<text:tab/></text:span><text:span text:style-name="T45">{d.metadata_created:ifEmpty(</text:span><text:span text:style-name="T46">n/a</text:span><text:span text:style-name="T45">)}</text:span></text:p>
      <text:p text:style-name="P17"><text:span text:style-name="T13">Meta-Data </text:span><text:span text:style-name="T19">modified</text:span><text:span text:style-name="T13"><text:tab/></text:span><text:span text:style-name="T47">{d.metadata_modified:ifEmpty(</text:span><text:span text:style-name="T46">n/a</text:span><text:span text:style-name="T47">)}</text:span></text:p>
      <text:p text:style-name="P16"><text:span text:style-name="T13">Meta-Data </text:span><text:span text:style-name="T14">UR</text:span><text:span text:style-name="T16">L</text:span><text:span text:style-name="T14"><text:tab/></text:span><text:span text:style-name="T23">https://ckan.myclimateservice.eu/</text:span><text:span text:style-name="T24">{d.name:ifEmpty()}</text:span></text:p>
      <text:p text:style-name="P19"><text:span text:style-name="T29">Source UR</text:span><text:span text:style-name="T31">L</text:span><text:span text:style-name="T29"><text:tab/></text:span><text:span text:style-name="T35">{d.</text:span><text:span text:style-name="T36">url</text:span><text:span text:style-name="T35">:ifEmpty(</text:span><text:span text:style-name="T37">n/a</text:span><text:span text:style-name="T35">)}</text:span></text:p>
      <text:p text:style-name="P22"><text:span text:style-name="T30">{d.</text:span><text:span text:style-name="T29">extras</text:span><text:span text:style-name="T30">[i].</text:span><text:span text:style-name="T29">key</text:span><text:span text:style-name="T30">} <text:tab/></text:span><text:span text:style-name="T35">{d.extras[i].</text:span><text:span text:style-name="T36">value</text:span><text:span text:style-name="T35">}</text:span></text:p>
      <text:p text:style-name="P19"><text:span text:style-name="T30">{d.</text:span><text:span text:style-name="T29">extras</text:span><text:span text:style-name="T30">[i</text:span><text:span text:style-name="T29">+1</text:span><text:span text:style-name="T30">].</text:span><text:span text:style-name="T29">key</text:span><text:span text:style-name="T30">} <text:tab/></text:span><text:span text:style-name="T35">{d.extras[i</text:span><text:span text:style-name="T36">+1</text:span><text:span text:style-name="T35">].</text:span><text:span text:style-name="T36">value</text:span><text:span text:style-name="T35">}</text:span></text:p>
      <text:p text:style-name="P15"><text:span text:style-name="T32">Tags</text:span><text:span text:style-name="T38"><text:tab/></text:span><text:span text:style-name="T34">{d.tags:arrayMap(;</text:span><text:span text:style-name="T35">  </text:span><text:span text:style-name="T34">,|,display_name)}</text:span></text:p>
      <text:h text:style-name="Heading_20_3" text:outline-level="3"/>
      <text:p text:style-name="Text_20_body">{d.resources[i].name}</text:p>
      <text:p text:style-name="Text_20_body"><text:span text:style-name="T17">{d.resources[i].description}</text:span></text:p>
      <text:p text:style-name="P25"><text:span text:style-name="T24">{d.resources[i</text:span><text:span text:style-name="T27">+1</text:span><text:span text:style-name="T24">].description}</text:span></text:p>
      <text:p text:style-name="P34"><text:span text:style-name="T26">{d.resources[i</text:span><text:span text:style-name="T28">+1</text:span><text:span text:style-name="T26">].name}</text:span></text:p>
      <text:p text:style-name="P32"><text:span text:style-name="T24">F</text:span><text:span text:style-name="T22">UCK FUCK FUCK</text:span></text:p>
      <text:p text:style-name="P28"><text:span text:style-name="T45">{d.resources[i].name}</text:span></text:p>
      <text:p text:style-name="P29"><text:span text:style-name="T22">{d.resources[i].description}</text:span></text:p>
      <text:p text:style-name="P29"><text:span text:style-name="T22">{d.resources[i</text:span><text:span text:style-name="T27">+1</text:span><text:span text:style-name="T22">].name}</text:span></text:p>
      <text:p text:style-name="P33"><text:span text:style-name="T22">TERRRRRRRRRROOOOOOOOOOOOORRRRRRRRRR</text:span></text:p>
      <text:p text:style-name="P28"><text:span text:style-name="T30">{d.</text:span><text:span text:style-name="T29">extras</text:span><text:span text:style-name="T30">[i].</text:span><text:span text:style-name="T29">key</text:span><text:span text:style-name="T30">} </text:span></text:p>
      <text:h text:style-name="Heading_20_3" text:outline-level="3">{d.resources[i].name}</text:h>
      <text:p text:style-name="P30"><text:span text:style-name="T30">{d.resources[i].description}</text:span></text:p>
      <text:p text:style-name="P27"><text:span text:style-name="T16">C</text:span><text:span text:style-name="T13">reated<text:tab/></text:span><text:span text:style-name="T47">{d.resources[i].created:ifEmpty(</text:span><text:span text:style-name="T46">n/a</text:span><text:span text:style-name="T47">)}</text:span></text:p>
      <text:p text:style-name="P27"><text:span text:style-name="T20">Last </text:span><text:span text:style-name="T19">modified</text:span><text:span text:style-name="T13"><text:tab/></text:span><text:span text:style-name="T47">{d.resources[i].</text:span><text:span text:style-name="T48">last_</text:span><text:span text:style-name="T47">modified:ifEmpty(</text:span><text:span text:style-name="T46">n/a</text:span><text:span text:style-name="T47">)}</text:span></text:p>
      <text:p text:style-name="P27"><text:soft-page-break/><text:span text:style-name="T20">Size</text:span><text:span text:style-name="T13"><text:tab/></text:span><text:span text:style-name="T47">{d.resources[i].</text:span><text:span text:style-name="T25">size</text:span><text:span text:style-name="T47">:ifEmpty(</text:span><text:span text:style-name="T46">n/a</text:span><text:span text:style-name="T47">)}</text:span></text:p>
      <text:p text:style-name="P27"><text:span text:style-name="T20">Format</text:span><text:span text:style-name="T13"><text:tab/></text:span><text:span text:style-name="T47">{d.resources[i].</text:span><text:span text:style-name="T25">format</text:span><text:span text:style-name="T47">:ifEmpty(</text:span><text:span text:style-name="T46">n/a</text:span><text:span text:style-name="T47">)}</text:span></text:p>
      <text:p text:style-name="P31"><text:span text:style-name="T31">URL</text:span><text:span text:style-name="T30"><text:tab/></text:span><text:span text:style-name="T35">{d.resources[i].</text:span><text:span text:style-name="T39">url</text:span><text:span text:style-name="T35">:ifEmpty(</text:span><text:span text:style-name="T37">n/a</text:span><text:span text:style-name="T35">)}</text:span></text:p>
      <text:p text:style-name="P12">{d.resources[i<text:span text:style-name="T54">+1</text:span>].name}</text:p>
      <text:p text:style-name="P36">THE ENDDDDDDDDDDDDDDDDDDDDDDDDDDDD</text:p>
      <text:p text:style-name="P35"><text:span text:style-name="T3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1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2</text:page-number></text:span><text:span text:style-name="MT4"><text:s/>of </text:span><text:span text:style-name="MT4"><text:page-count>2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96</meta:editing-cycles>
    <meta:print-date>2017-07-28T13:32:00</meta:print-date>
    <meta:creation-date>2019-01-07T09:24:00</meta:creation-date>
    <dc:date>2020-04-02T16:03:57.887000000</dc:date>
    <meta:editing-duration>PT5H55M35S</meta:editing-duration>
    <meta:generator>LibreOffice/6.4.2.2$Windows_X86_64 LibreOffice_project/4e471d8c02c9c90f512f7f9ead8875b57fcb1ec3</meta:generator>
    <meta:document-statistic meta:table-count="3" meta:image-count="2" meta:object-count="0" meta:page-count="2" meta:paragraph-count="46" meta:word-count="110" meta:character-count="1513" meta:non-whitespace-character-count="1445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